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>
        <style:tab-stops>
          <style:tab-stop style:position="5.814cm"/>
        </style:tab-stops>
      </style:paragraph-properties>
      <style:text-properties style:font-name="Arial" fo:font-size="8pt" style:font-size-asian="8pt" style:font-name-complex="Consolas" style:font-size-complex="8pt"/>
    </style:style>
    <style:style style:name="P2" style:family="paragraph" style:parent-style-name="Standard">
      <style:paragraph-properties fo:line-height="150%">
        <style:tab-stops>
          <style:tab-stop style:position="5.814cm"/>
        </style:tab-stops>
      </style:paragraph-properties>
      <style:text-properties style:font-name="Arial" fo:font-size="8pt" style:font-size-asian="8pt" style:font-size-complex="8pt"/>
    </style:style>
    <style:style style:name="P3" style:family="paragraph" style:parent-style-name="Standard">
      <style:paragraph-properties fo:line-height="150%">
        <style:tab-stops>
          <style:tab-stop style:position="5.814cm"/>
        </style:tab-stops>
      </style:paragraph-properties>
      <style:text-properties style:font-name="Arial" fo:font-size="8pt" fo:language="en" fo:country="US" style:font-size-asian="8pt" style:font-name-complex="Consolas" style:font-size-complex="8pt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Footer">
      <style:paragraph-properties fo:text-align="end" style:justify-single-word="false"/>
    </style:style>
    <style:style style:name="T1" style:family="text">
      <style:text-properties fo:language="en" fo:country="US" style:font-name-complex="Consolas"/>
    </style:style>
    <style:style style:name="T2" style:family="text">
      <style:text-properties style:font-name-complex="Consola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digo fuente Microcontrolador de Microchip PIC16F877A</text:h>
      <text:p text:style-name="P1">#include "\\Astrolaser\py_laser.h"</text:p>
      <text:p text:style-name="P3">#include &lt;stdlib.h&gt;</text:p>
      <text:p text:style-name="P3"><text:s text:c="3"/>unsigned int32 test1;</text:p>
      <text:p text:style-name="P3"><text:s text:c="3"/>unsigned int32 test2;</text:p>
      <text:p text:style-name="P3">void motorx(int x){</text:p>
      <text:p text:style-name="P3"><text:s text:c="3"/>if(x==0){</text:p>
      <text:p text:style-name="P3"><text:s text:c="6"/>output_b(0b00000001);</text:p>
      <text:p text:style-name="P3"><text:s text:c="3"/>}</text:p>
      <text:p text:style-name="P3"><text:s text:c="3"/>if(x==1){</text:p>
      <text:p text:style-name="P3"><text:s text:c="6"/>output_b(0b00000011);</text:p>
      <text:p text:style-name="P3"><text:s text:c="3"/>}</text:p>
      <text:p text:style-name="P3"><text:s text:c="3"/>if(x==2){</text:p>
      <text:p text:style-name="P3"><text:s text:c="6"/>output_b(0b00000010);</text:p>
      <text:p text:style-name="P3"><text:s text:c="3"/>}</text:p>
      <text:p text:style-name="P3"><text:s text:c="3"/>if(x==3){</text:p>
      <text:p text:style-name="P3"><text:s text:c="6"/>output_b(0b00000110);</text:p>
      <text:p text:style-name="P3"><text:s text:c="3"/>}</text:p>
      <text:p text:style-name="P3"><text:s text:c="3"/>if(x==4){</text:p>
      <text:p text:style-name="P3"><text:s text:c="6"/>output_b(0b00000100);</text:p>
      <text:p text:style-name="P3"><text:s text:c="3"/>}</text:p>
      <text:p text:style-name="P3"><text:s text:c="3"/>if(x==5){</text:p>
      <text:p text:style-name="P3"><text:s text:c="6"/>output_b(0b00001100);</text:p>
      <text:p text:style-name="P3"><text:s text:c="3"/>}</text:p>
      <text:p text:style-name="P3"><text:soft-page-break/><text:s text:c="3"/>if(x==6){</text:p>
      <text:p text:style-name="P3"><text:s text:c="6"/>output_b(0b00001000);</text:p>
      <text:p text:style-name="P3"><text:s text:c="3"/>}</text:p>
      <text:p text:style-name="P3"><text:s text:c="3"/>if(x==7){</text:p>
      <text:p text:style-name="P3"><text:s text:c="6"/>output_b(0b00001001);</text:p>
      <text:p text:style-name="P3"><text:s text:c="3"/>}</text:p>
      <text:p text:style-name="P3"><text:s text:c="3"/>test1=test1+1;</text:p>
      <text:p text:style-name="P3">}</text:p>
      <text:p text:style-name="P3">void motory(int y){</text:p>
      <text:p text:style-name="P3"><text:s text:c="3"/>if(y==0){</text:p>
      <text:p text:style-name="P3"><text:s text:c="6"/>output_b(0b00010000);</text:p>
      <text:p text:style-name="P3"><text:s text:c="3"/>}</text:p>
      <text:p text:style-name="P3"><text:s text:c="3"/>if(y==1){</text:p>
      <text:p text:style-name="P3"><text:s text:c="6"/>output_b(0b00110000);</text:p>
      <text:p text:style-name="P3"><text:s text:c="3"/>}</text:p>
      <text:p text:style-name="P3"><text:s text:c="3"/>if(y==2){</text:p>
      <text:p text:style-name="P3"><text:s text:c="6"/>output_b(0b00100000);</text:p>
      <text:p text:style-name="P3"><text:s text:c="3"/>}</text:p>
      <text:p text:style-name="P3"><text:s text:c="3"/>if(y==3){</text:p>
      <text:p text:style-name="P3"><text:s text:c="6"/>output_b(0b01100000);</text:p>
      <text:p text:style-name="P3"><text:s text:c="3"/>}</text:p>
      <text:p text:style-name="P3"><text:s text:c="3"/>if(y==4){</text:p>
      <text:p text:style-name="P3"><text:s text:c="6"/>output_b(0b01000000);</text:p>
      <text:p text:style-name="P3"><text:s text:c="3"/>}</text:p>
      <text:p text:style-name="P3"><text:s text:c="3"/>if(y==5){</text:p>
      <text:p text:style-name="P3"><text:s text:c="6"/>output_b(0b11000000);</text:p>
      <text:p text:style-name="P3"><text:soft-page-break/><text:s text:c="3"/>}</text:p>
      <text:p text:style-name="P3"><text:s text:c="3"/>if(y==6){</text:p>
      <text:p text:style-name="P3"><text:s text:c="6"/>output_b(0b10000000);</text:p>
      <text:p text:style-name="P3"><text:s text:c="3"/>}</text:p>
      <text:p text:style-name="P3"><text:s text:c="3"/>if(y==7){</text:p>
      <text:p text:style-name="P3"><text:s text:c="6"/>output_b(0b10010000);</text:p>
      <text:p text:style-name="P3"><text:s text:c="3"/>}</text:p>
      <text:p text:style-name="P3"><text:s text:c="3"/>//test2++;</text:p>
      <text:p text:style-name="P3"><text:s text:c="3"/>test2=test2+1;</text:p>
      <text:p text:style-name="P1">}</text:p>
      <text:p text:style-name="P1">void motorx1(int x){ //pasos completos</text:p>
      <text:p text:style-name="P2"><text:span text:style-name="T2"><text:s text:c="3"/></text:span><text:span text:style-name="T1">if(x==0){</text:span></text:p>
      <text:p text:style-name="P3"><text:s text:c="6"/>output_b(0b00001001);</text:p>
      <text:p text:style-name="P3"><text:s text:c="3"/>}</text:p>
      <text:p text:style-name="P3"><text:s text:c="3"/>if(x==1){</text:p>
      <text:p text:style-name="P3"><text:s text:c="6"/>output_b(0b00000011);</text:p>
      <text:p text:style-name="P3"><text:s text:c="3"/>}</text:p>
      <text:p text:style-name="P3"><text:s text:c="3"/>if(x==2){</text:p>
      <text:p text:style-name="P3"><text:s text:c="6"/>output_b(0b00000110);</text:p>
      <text:p text:style-name="P3"><text:s text:c="3"/>}</text:p>
      <text:p text:style-name="P3"><text:s text:c="3"/>if(x==3){</text:p>
      <text:p text:style-name="P3"><text:s text:c="6"/>output_b(0b00001100);</text:p>
      <text:p text:style-name="P3"><text:s text:c="3"/>}</text:p>
      <text:p text:style-name="P3"><text:s text:c="3"/>test1=test1+1;</text:p>
      <text:p text:style-name="P3">}</text:p>
      <text:p text:style-name="P3"/>
      <text:p text:style-name="P3"><text:soft-page-break/>void motory1(int y){</text:p>
      <text:p text:style-name="P3"><text:s text:c="3"/>if(y==0){</text:p>
      <text:p text:style-name="P3"><text:s text:c="6"/>output_b(0b10000000);</text:p>
      <text:p text:style-name="P3"><text:s text:c="3"/>}</text:p>
      <text:p text:style-name="P3"><text:s text:c="3"/>if(y==1){</text:p>
      <text:p text:style-name="P3"><text:s text:c="6"/>output_b(0b01000000);</text:p>
      <text:p text:style-name="P3"><text:s text:c="3"/>}</text:p>
      <text:p text:style-name="P3"><text:s text:c="3"/>if(y==2){</text:p>
      <text:p text:style-name="P3"><text:s text:c="6"/>output_b(0b00100000);</text:p>
      <text:p text:style-name="P3"><text:s text:c="3"/>}</text:p>
      <text:p text:style-name="P3"><text:s text:c="3"/>if(y==3){</text:p>
      <text:p text:style-name="P3"><text:s text:c="6"/>output_b(0b00010000);</text:p>
      <text:p text:style-name="P3"><text:s text:c="3"/>}</text:p>
      <text:p text:style-name="P3"><text:s text:c="3"/>test2=test2+1;</text:p>
      <text:p text:style-name="P3">}</text:p>
      <text:p text:style-name="P3"/>
      <text:p text:style-name="P3">void main()</text:p>
      <text:p text:style-name="P1">{</text:p>
      <text:p text:style-name="P1"><text:s text:c="3"/>char rs232[32];//guarda string resivido en rs232</text:p>
      <text:p text:style-name="P1"><text:s text:c="3"/>int32 limpia;//ayuda a limpiar la variable rs232</text:p>
      <text:p text:style-name="P2"><text:span text:style-name="T2"><text:s text:c="3"/></text:span><text:span text:style-name="T1">signed int32 b;</text:span></text:p>
      <text:p text:style-name="P3"><text:s text:c="3"/>signed int32 motor_count;//para el for del motor</text:p>
      <text:p text:style-name="P3"><text:s text:c="3"/>signed int32 num_in;//numero combertido del string</text:p>
      <text:p text:style-name="P2"><text:span text:style-name="T1"><text:s text:c="3"/></text:span><text:span text:style-name="T2">char acu;//variable auxiliar para guardar temporalmente la entrada del rs232</text:span></text:p>
      <text:p text:style-name="P1"><text:s text:c="3"/>int xacu;//cuenta la cantidad de digitos que entra el usuario</text:p>
      <text:p text:style-name="P2"><text:span text:style-name="T2"><text:s text:c="3"/></text:span><text:span text:style-name="T1">int motorxy;//0=motor x(a) ; 1=motor y(b)</text:span></text:p>
      <text:p text:style-name="P3"><text:soft-page-break/><text:s text:c="3"/>int delayX=4;</text:p>
      <text:p text:style-name="P3"><text:s text:c="3"/>int delayY=4;</text:p>
      <text:p text:style-name="P3"><text:s text:c="3"/>test1=0;</text:p>
      <text:p text:style-name="P3"><text:s text:c="3"/>test2=0;</text:p>
      <text:p text:style-name="P3"><text:s text:c="3"/>SET_TRIS_A(0);</text:p>
      <text:p text:style-name="P3"><text:s text:c="3"/>SET_TRIS_B(0);</text:p>
      <text:p text:style-name="P3"><text:s text:c="3"/>SET_TRIS_E(0);</text:p>
      <text:p text:style-name="P3"><text:s text:c="3"/>output_a(0b00000000);</text:p>
      <text:p text:style-name="P3"><text:s text:c="3"/>output_b(0b00000000);</text:p>
      <text:p text:style-name="P3"><text:s text:c="3"/>output_e(0b00000000);</text:p>
      <text:p text:style-name="P3"><text:s text:c="3"/>setup_adc_ports(NO_ANALOGS);</text:p>
      <text:p text:style-name="P3"><text:s text:c="3"/>setup_adc(ADC_OFF);</text:p>
      <text:p text:style-name="P3"><text:s text:c="3"/>setup_psp(PSP_DISABLED);</text:p>
      <text:p text:style-name="P3"><text:s text:c="3"/>setup_spi(FALSE);</text:p>
      <text:p text:style-name="P3"><text:s text:c="3"/>setup_timer_0(RTCC_INTERNAL|RTCC_DIV_1);</text:p>
      <text:p text:style-name="P3"><text:s text:c="3"/>setup_timer_1(T1_DISABLED);</text:p>
      <text:p text:style-name="P3"><text:s text:c="3"/>setup_timer_2(T2_DISABLED,0,1);</text:p>
      <text:p text:style-name="P3"><text:s text:c="3"/>setup_comparator(NC_NC_NC_NC);</text:p>
      <text:p text:style-name="P2"><text:span text:style-name="T1"><text:s text:c="3"/></text:span><text:span text:style-name="T2">setup_vref(FALSE);</text:span></text:p>
      <text:p text:style-name="P3"><text:s text:c="3"/>while(true){</text:p>
      <text:p text:style-name="P3"><text:s text:c="6"/>test1=0;</text:p>
      <text:p text:style-name="P3"><text:s text:c="6"/>test2=0;</text:p>
      <text:p text:style-name="P3"><text:s text:c="6"/>printf("ready \r\n");</text:p>
      <text:p text:style-name="P2"><text:span text:style-name="T1"><text:s text:c="6"/></text:span><text:span text:style-name="T2">putc(7);</text:span></text:p>
      <text:p text:style-name="P1"><text:s text:c="6"/>xacu=0;</text:p>
      <text:p text:style-name="P1"><text:s text:c="6"/>acu='k';</text:p>
      <text:p text:style-name="P1"><text:soft-page-break/><text:s text:c="6"/>for(limpia=0;limpia&lt;32;limpia++){</text:p>
      <text:p text:style-name="P1"><text:s text:c="9"/>rs232[limpia]=NULL;</text:p>
      <text:p text:style-name="P1"><text:s text:c="6"/>}</text:p>
      <text:p text:style-name="P1"><text:s text:c="6"/>while((acu != 'x') &amp;&amp; (xacu&lt;32)){</text:p>
      <text:p text:style-name="P1"><text:s text:c="9"/>acu = getch();</text:p>
      <text:p text:style-name="P2"><text:span text:style-name="T2"><text:s text:c="9"/></text:span><text:span text:style-name="T1">printf("%c",acu);</text:span></text:p>
      <text:p text:style-name="P3"><text:s text:c="9"/>if(acu=='a'){</text:p>
      <text:p text:style-name="P3"><text:s text:c="12"/>motorxy=0;</text:p>
      <text:p text:style-name="P3"><text:s text:c="12"/>acu='k';</text:p>
      <text:p text:style-name="P3"><text:s text:c="9"/>}</text:p>
      <text:p text:style-name="P3"><text:s text:c="9"/>if(acu=='b'){</text:p>
      <text:p text:style-name="P2"><text:span text:style-name="T1"><text:s text:c="12"/></text:span><text:span text:style-name="T2">motorxy=1;</text:span></text:p>
      <text:p text:style-name="P1"><text:s text:c="12"/>acu='k';</text:p>
      <text:p text:style-name="P1"><text:s text:c="9"/>}</text:p>
      <text:p text:style-name="P1"><text:s text:c="9"/>if(acu=='l'){//prende laser</text:p>
      <text:p text:style-name="P2"><text:span text:style-name="T2"><text:s text:c="12"/></text:span><text:span text:style-name="T1">output_high(PIN_C0);</text:span></text:p>
      <text:p text:style-name="P3"><text:s text:c="12"/>acu='k';</text:p>
      <text:p text:style-name="P3"><text:s text:c="9"/>}</text:p>
      <text:p text:style-name="P3"><text:s text:c="9"/>if(acu=='o'){//apaga laser</text:p>
      <text:p text:style-name="P3"><text:s text:c="12"/>output_low(PIN_C0);</text:p>
      <text:p text:style-name="P3"><text:s text:c="12"/>acu='k';</text:p>
      <text:p text:style-name="P3"><text:s text:c="9"/>}</text:p>
      <text:p text:style-name="P3"><text:s text:c="9"/>if((acu!='k') &amp;&amp; (acu!='x') &amp;&amp; (acu!='l') &amp;&amp; (acu!='o')){</text:p>
      <text:p text:style-name="P3"><text:s text:c="12"/>rs232[xacu]=acu;</text:p>
      <text:p text:style-name="P3"><text:s text:c="12"/>xacu++;</text:p>
      <text:p text:style-name="P3"><text:s text:c="9"/>}</text:p>
      <text:p text:style-name="P3"><text:soft-page-break/><text:s text:c="6"/>}</text:p>
      <text:p text:style-name="P3"><text:s text:c="6"/>printf("\r\n");</text:p>
      <text:p text:style-name="P3"><text:s text:c="6"/>num_in = atoi32(rs232);</text:p>
      <text:p text:style-name="P3"><text:s text:c="6"/>if(motorxy==0){</text:p>
      <text:p text:style-name="P3"><text:s text:c="9"/>if(num_in&gt;0){</text:p>
      <text:p text:style-name="P3"><text:s text:c="12"/>num_in=num_in*1;</text:p>
      <text:p text:style-name="P3"><text:s text:c="12"/>for(b=0;b&lt;num_in;b++){</text:p>
      <text:p text:style-name="P3"><text:s text:c="15"/>if(motor_count&lt;4){</text:p>
      <text:p text:style-name="P3"><text:s text:c="18"/>motorx1(motor_count);</text:p>
      <text:p text:style-name="P3"><text:s text:c="18"/>motor_count++;</text:p>
      <text:p text:style-name="P2"><text:span text:style-name="T1"><text:s text:c="18"/></text:span><text:span text:style-name="T2">delay_ms(delayX);//4 minimo actual 5, presicion 25</text:span></text:p>
      <text:p text:style-name="P2"><text:span text:style-name="T2"><text:s text:c="15"/></text:span><text:span text:style-name="T1">}else{</text:span></text:p>
      <text:p text:style-name="P3"><text:s text:c="18"/>motor_count=0;</text:p>
      <text:p text:style-name="P3"><text:s text:c="18"/>motorx1(motor_count);</text:p>
      <text:p text:style-name="P3"><text:s text:c="18"/>motor_count++;</text:p>
      <text:p text:style-name="P3"><text:s text:c="18"/>delay_ms(delayX);//4 minimo actual 5, presicion 25</text:p>
      <text:p text:style-name="P3"><text:s text:c="15"/>}</text:p>
      <text:p text:style-name="P3"><text:s text:c="12"/>}</text:p>
      <text:p text:style-name="P3"><text:s text:c="9"/>}</text:p>
      <text:p text:style-name="P3"><text:s text:c="9"/>if(num_in&lt;0){</text:p>
      <text:p text:style-name="P3"><text:s text:c="12"/>num_in=num_in*-1;</text:p>
      <text:p text:style-name="P3"><text:s text:c="12"/>for(b=0;b&lt;num_in;b++){</text:p>
      <text:p text:style-name="P3"><text:s text:c="15"/>if(motor_count&gt;=0){</text:p>
      <text:p text:style-name="P3"><text:s text:c="18"/>motorx1(motor_count);</text:p>
      <text:p text:style-name="P3"><text:s text:c="18"/>motor_count--;</text:p>
      <text:p text:style-name="P3"><text:s text:c="18"/>delay_ms(delayX);</text:p>
      <text:p text:style-name="P3"><text:soft-page-break/><text:s text:c="15"/>}else{</text:p>
      <text:p text:style-name="P3"><text:s text:c="18"/>motor_count=3;</text:p>
      <text:p text:style-name="P3"><text:s text:c="18"/>motorx1(motor_count);</text:p>
      <text:p text:style-name="P3"><text:s text:c="18"/>motor_count--;</text:p>
      <text:p text:style-name="P3"><text:s text:c="18"/>delay_ms(delayX);</text:p>
      <text:p text:style-name="P3"><text:s text:c="15"/>}</text:p>
      <text:p text:style-name="P3"><text:s text:c="12"/>}</text:p>
      <text:p text:style-name="P3"><text:s text:c="9"/>}</text:p>
      <text:p text:style-name="P3"><text:s text:c="6"/>}</text:p>
      <text:p text:style-name="P3"><text:s text:c="6"/>if(motorxy==1){</text:p>
      <text:p text:style-name="P3"><text:s text:c="9"/>if(num_in&gt;0){</text:p>
      <text:p text:style-name="P3"><text:s text:c="12"/>num_in=num_in*1;</text:p>
      <text:p text:style-name="P3"><text:s text:c="12"/>for(b=0;b&lt;num_in;b++){</text:p>
      <text:p text:style-name="P3"><text:s text:c="15"/>if(motor_count&lt;4){</text:p>
      <text:p text:style-name="P3"><text:s text:c="18"/>motory1(motor_count);</text:p>
      <text:p text:style-name="P3"><text:s text:c="18"/>motor_count++;</text:p>
      <text:p text:style-name="P3"><text:s text:c="18"/>delay_ms(delayY);//4</text:p>
      <text:p text:style-name="P3"><text:s text:c="15"/>}else{</text:p>
      <text:p text:style-name="P3"><text:s text:c="18"/>motor_count=0;</text:p>
      <text:p text:style-name="P3"><text:s text:c="18"/>motory1(motor_count);</text:p>
      <text:p text:style-name="P3"><text:s text:c="18"/>motor_count++;</text:p>
      <text:p text:style-name="P3"><text:s text:c="18"/>delay_ms(delayY);//4</text:p>
      <text:p text:style-name="P3"><text:s text:c="15"/>}</text:p>
      <text:p text:style-name="P3"><text:s text:c="12"/>}</text:p>
      <text:p text:style-name="P3"><text:s text:c="9"/>}</text:p>
      <text:p text:style-name="P3"><text:s text:c="9"/>if(num_in&lt;0){</text:p>
      <text:p text:style-name="P3"><text:soft-page-break/><text:s text:c="12"/>num_in=num_in*-1;</text:p>
      <text:p text:style-name="P3"><text:s text:c="12"/>for(b=0;b&lt;num_in;b++){</text:p>
      <text:p text:style-name="P3"><text:s text:c="15"/>if(motor_count&gt;=0){</text:p>
      <text:p text:style-name="P3"><text:s text:c="18"/>motory1(motor_count);</text:p>
      <text:p text:style-name="P3"><text:s text:c="18"/>motor_count--;</text:p>
      <text:p text:style-name="P3"><text:s text:c="18"/>delay_ms(delayY);</text:p>
      <text:p text:style-name="P3"><text:s text:c="15"/>}else{</text:p>
      <text:p text:style-name="P3"><text:s text:c="18"/>motor_count=3;</text:p>
      <text:p text:style-name="P3"><text:s text:c="18"/>motory1(motor_count);</text:p>
      <text:p text:style-name="P3"><text:s text:c="18"/>motor_count--;</text:p>
      <text:p text:style-name="P3"><text:s text:c="18"/>delay_ms(delayY);</text:p>
      <text:p text:style-name="P3"><text:s text:c="15"/>}</text:p>
      <text:p text:style-name="P3"><text:s text:c="12"/>}</text:p>
      <text:p text:style-name="P3"><text:s text:c="9"/>}</text:p>
      <text:p text:style-name="P3"><text:s text:c="6"/>}</text:p>
      <text:p text:style-name="P3"><text:s text:c="6"/>printf("pasos motor 1 : %Ld \r\n", test1);</text:p>
      <text:p text:style-name="P3"><text:s text:c="6"/>printf("pasos motor 2 : %Ld \r\n", test2);</text:p>
      <text:p text:style-name="P2"><text:span text:style-name="T1"><text:s text:c="6"/></text:span><text:span text:style-name="T2">output_b(0b00000000);</text:span></text:p>
      <text:p text:style-name="P1"><text:s text:c="3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CL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es" fo:country="ES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o_20_de_20_globo" style:display-name="Texto de globo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Párrafo_20_de_20_lista" style:display-name="Párrafo de lista" style:family="paragraph" style:parent-style-name="Standard">
      <style:paragraph-properties fo:margin-left="1.27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44cm" style:type="center"/>
          <style:tab-stop style:position="15.09cm" style:type="right"/>
        </style:tab-stops>
      </style:paragraph-properties>
    </style:style>
    <style:style style:name="WW8Num1z0" style:family="text">
      <style:text-properties style:font-name="Calibri" style:font-name-asian="Calibri" style:font-name-complex="Calibri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Calibri" style:font-name-asian="Calibri" style:font-name-complex="Calibri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Tahoma" fo:font-size="8pt" style:font-size-asian="8pt" style:font-name-complex="Tahoma" style:font-size-complex="8pt"/>
    </style:style>
    <style:style style:name="apple-style-span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3cm" fo:margin-bottom="2.233cm" fo:margin-left="4.001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07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</meta:initial-creator>
    <meta:creation-date>2011-11-12T18:55:00</meta:creation-date>
    <dc:creator>Fernando Pozo</dc:creator>
    <dc:date>2011-11-13T23:30:42</dc:date>
    <meta:editing-cycles>5</meta:editing-cycles>
    <meta:editing-duration>PT12H59M49S</meta:editing-duration>
    <meta:generator>LibreOffice/3.3$Unix LibreOffice_project/330m19$Build-202</meta:generator>
    <meta:document-statistic meta:table-count="0" meta:image-count="0" meta:object-count="0" meta:page-count="9" meta:paragraph-count="225" meta:word-count="339" meta:character-count="4969"/>
    <meta:user-defined meta:name="Información 1"/>
    <meta:user-defined meta:name="Información 2"/>
    <meta:user-defined meta:name="Información 3"/>
    <meta:user-defined meta:name="Información 4"/>
  </office:meta>
</office:document-meta>
</file>